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bf44" fo:padding="0.097cm" fo:border="0.05pt solid #000000">
        <style:background-image/>
      </style:table-cell-properties>
    </style:style>
    <style:style style:name="Tabela1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6" style:family="table-row">
      <style:table-row-properties style:min-row-height="0.757cm"/>
    </style:style>
    <style:style style:name="P1" style:family="paragraph" style:parent-style-name="Standard">
      <style:text-properties fo:font-weight="bold" officeooo:rsid="001243ee" officeooo:paragraph-rsid="00138de3" style:font-weight-asian="bold" style:font-weight-complex="bold"/>
    </style:style>
    <style:style style:name="P2" style:family="paragraph" style:parent-style-name="Standard">
      <style:text-properties fo:font-weight="bold" officeooo:paragraph-rsid="00138de3" style:font-weight-asian="bold" style:font-weight-complex="bold"/>
    </style:style>
    <style:style style:name="P3" style:family="paragraph" style:parent-style-name="Standard">
      <style:text-properties style:font-name="Arial" officeooo:paragraph-rsid="001243ee"/>
    </style:style>
    <style:style style:name="P4" style:family="paragraph" style:parent-style-name="Standard">
      <style:text-properties style:font-name="Arial" fo:font-size="10.5pt" fo:font-style="italic" fo:font-weight="normal" officeooo:paragraph-rsid="001243ee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margin-left="1cm" fo:margin-right="0cm" fo:text-indent="-0.499cm" style:auto-text-indent="false" style:writing-mode="page">
        <style:tab-stops/>
      </style:paragraph-properties>
      <style:text-properties style:font-name="Arial" officeooo:rsid="001243ee" officeooo:paragraph-rsid="001243ee"/>
    </style:style>
    <style:style style:name="P6" style:family="paragraph" style:parent-style-name="Standard" style:list-style-name="List_20_1">
      <style:text-properties officeooo:rsid="001243ee" officeooo:paragraph-rsid="00138de3"/>
    </style:style>
    <style:style style:name="P7" style:family="paragraph" style:parent-style-name="Standard" style:list-style-name="List_20_1">
      <style:text-properties officeooo:rsid="001243ee" officeooo:paragraph-rsid="001530ae"/>
    </style:style>
    <style:style style:name="P8" style:family="paragraph" style:parent-style-name="Standard">
      <style:text-properties officeooo:rsid="001243ee" officeooo:paragraph-rsid="001530ae"/>
    </style:style>
    <style:style style:name="P9" style:family="paragraph" style:parent-style-name="Standard">
      <style:text-properties officeooo:paragraph-rsid="001530ae"/>
    </style:style>
    <style:style style:name="P10" style:family="paragraph" style:parent-style-name="Standard" style:list-style-name="List_20_1">
      <style:text-properties officeooo:paragraph-rsid="001530ae"/>
    </style:style>
    <style:style style:name="P11" style:family="paragraph" style:parent-style-name="Standard">
      <style:text-properties style:font-name="Liberation Serif" officeooo:paragraph-rsid="001243ee"/>
    </style:style>
    <style:style style:name="P12" style:family="paragraph" style:parent-style-name="Standard">
      <style:text-properties style:font-name="Liberation Serif" fo:font-style="italic" fo:font-weight="normal" officeooo:paragraph-rsid="001243ee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weight="bold" officeooo:paragraph-rsid="001243ee" style:font-weight-asian="bold" style:font-weight-complex="bold"/>
    </style:style>
    <style:style style:name="P14" style:family="paragraph" style:parent-style-name="Standard">
      <style:paragraph-properties fo:break-before="column"/>
      <style:text-properties style:font-name="Liberation Serif" fo:font-size="10.5pt" fo:font-style="italic" fo:font-weight="normal" officeooo:paragraph-rsid="001243ee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margin-left="1cm" fo:margin-right="0cm" fo:text-indent="-1.499cm" style:auto-text-indent="false" style:writing-mode="page">
        <style:tab-stops/>
      </style:paragraph-properties>
      <style:text-properties style:font-name="Liberation Sans"/>
    </style:style>
    <style:style style:name="P16" style:family="paragraph" style:parent-style-name="Caption">
      <style:text-properties style:font-name="Liberation Serif"/>
    </style:style>
    <style:style style:name="P17" style:family="paragraph" style:parent-style-name="Table_20_Contents" style:list-style-name="List_20_1"/>
    <style:style style:name="P18" style:family="paragraph" style:parent-style-name="Header_20_lef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Temat</text:span><text:span text:style-name="T3">: Zadania poezji i role poety. Zinterpretuj i porównaj podane teksty Czesława Miłosza i Ernesta Brylla, uwzględniając wybrane konteksty literackie oraz ukształtowanie artystyczne obu tekstów</text:span>.</text:p>
      <text:p text:style-name="P5"/>
      <text:section text:style-name="Sect1" text:name="Sekcja1">
        <text:p text:style-name="P4">Czesław Miłosz (1911-2004)</text:p>
        <text:p text:style-name="P3"/>
        <text:p text:style-name="P18">Który skrzywdziłeś</text:p>
        <text:p text:style-name="P11"/>
        <text:p text:style-name="P11">Który skrzywdziłeś człowieka prostego</text:p>
        <text:p text:style-name="P11">Śmiechem nad krzywdą jego wybuchając,</text:p>
        <text:p text:style-name="P11">Gromadę błaznów koło siebie mając</text:p>
        <text:p text:style-name="P11">Na pomieszanie dobrego i złego,</text:p>
        <text:p text:style-name="P11">Choćby przed tobą wszyscy się skłonili</text:p>
        <text:p text:style-name="P11">Cnotę i mądrość tobie przypisując,</text:p>
        <text:p text:style-name="P11">Złote medale na twoją cześć kując,</text:p>
        <text:p text:style-name="P11">Radzi że jeszcze jeden dzień przeżyli,</text:p>
        <text:p text:style-name="P11"/>
        <text:p text:style-name="P11">Nie bądź bezpieczny. Poeta pamięta</text:p>
        <text:p text:style-name="P11">Możesz go zabić - narodzi się nowy.</text:p>
        <text:p text:style-name="P11">Spisane będą czyny i rozmowy.</text:p>
        <text:p text:style-name="P11"/>
        <text:p text:style-name="P11">Lepszy dla ciebie byłby świt zimowy</text:p>
        <text:p text:style-name="P11">I sznur i gałąź pod ciężarem zgięta.</text:p>
        <text:p text:style-name="P11"/>
        <text:p text:style-name="P16">Washington D.C., 1950 (Światło dzienne, 1953)</text:p>
        <text:p text:style-name="P11"/>
        <text:p text:style-name="P11"/>
        <text:p text:style-name="P14">Ernest Bryll (ur. 1935)</text:p>
        <text:p text:style-name="P12"/>
        <text:p text:style-name="P13">Ten, który…</text:p>
        <text:p text:style-name="P11"/>
        <text:p text:style-name="P11">Ten, który skrzywdził człowieka prostego</text:p>
        <text:p text:style-name="P11">Wynajdzie rymopisów, co wszystko wymażą</text:p>
        <text:p text:style-name="P11">i historyka w dowodach zręcznego</text:p>
        <text:p text:style-name="P11">Który wyrzeźbi dzieje z tak dostojną twarzą</text:p>
        <text:p text:style-name="P11">Jak nigdy w dziejach nie bywało.</text:p>
        <text:p text:style-name="P11">Ten, który zbrodnię czynił - byle wszystko cało</text:p>
        <text:p text:style-name="P11">Znajdzie w ciemności wieków swoją sprawiedliwość</text:p>
        <text:p text:style-name="P11">Chociaż siał burze, słodkie zbierze ziarno.</text:p>
        <text:p text:style-name="P11"/>
        <text:p text:style-name="P11">Takie jest doświadczenie. A my byśmy chcieli</text:p>
        <text:p text:style-name="P11">Aby się słowa poety lękano</text:p>
        <text:p text:style-name="P11">By imperatorowie w pomiętej pościeli</text:p>
        <text:p text:style-name="P11">Pocili się, myśleli - co o nich pisano</text:p>
        <text:p text:style-name="P11"/>
        <text:p text:style-name="P11">Takie jest doświadczenie, które zawsze znano</text:p>
        <text:p text:style-name="P11">I zawsze przeciw głupi poeci lecieli.</text:p>
        <text:p text:style-name="P11"/>
        <text:p text:style-name="P16">Zwierzątko, 1975</text:p>
        <text:p text:style-name="P3"/>
      </text:section>
      <text:p text:style-name="Standard"/>
      <text:p text:style-name="Standard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Miłosz, <text:span text:style-name="T1">Który skrzywdziłeś</text:span></text:p>
          </table:table-cell>
          <table:table-cell table:style-name="Tabela1.B1" office:value-type="string">
            <text:p text:style-name="P2">Bryll, <text:span text:style-name="T1">Ten, który…</text:span></text:p>
          </table:table-cell>
        </table:table-row>
        <table:table-row>
          <table:table-cell table:style-name="Tabela1.A2" table:number-columns-spanned="2" office:value-type="string">
            <text:list xml:id="list89750497" text:style-name="List_20_1">
              <text:list-item>
                <text:p text:style-name="P6">Kreacja podmiotu lirycznego</text:p>
              </text:list-item>
            </text:list>
          </table:table-cell>
          <table:covered-table-cell/>
        </table:table-row>
        <table:table-row>
          <table:table-cell table:style-name="Tabela1.A3" office:value-type="string">
            <text:list xml:id="list94004335466319" text:continue-numbering="true" text:style-name="List_20_1">
              <text:list-item>
                <text:p text:style-name="P17">pewny własnej wartości roli poeta;</text:p>
              </text:list-item>
              <text:list-item>
                <text:p text:style-name="P17">obserwator i krytyk piętnujący zło;</text:p>
              </text:list-item>
              <text:list-item>
                <text:p text:style-name="P17">osoba zaangażowana;</text:p>
              </text:list-item>
            </text:list>
          </table:table-cell>
          <table:table-cell table:style-name="Tabela1.B3" office:value-type="string">
            <text:list xml:id="list94004603361671" text:continue-numbering="true" text:style-name="List_20_1">
              <text:list-item>
                <text:p text:style-name="P10">racjonalista odrzucający idealizowanie rzeczywistości;</text:p>
              </text:list-item>
              <text:list-item>
                <text:p text:style-name="P10">ironiczny, sarkastyczny krytyk;</text:p>
                <text:p text:style-name="P10">osoba zachowująca dystans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list xml:id="list94004550645435" text:continue-numbering="true" text:style-name="List_20_1">
              <text:list-header>
                <text:p text:style-name="P7">Adresat liryczny</text:p>
              </text:list-header>
            </text:list>
          </table:table-cell>
          <table:covered-table-cell/>
        </table:table-row>
        <table:table-row>
          <table:table-cell table:style-name="Tabela1.A3" office:value-type="string">
            <text:list xml:id="list94003651385725" text:continue-numbering="true" text:style-name="List_20_1">
              <text:list-item>
                <text:p text:style-name="P10">człowiek lekceważący człowieka i normy moralne;</text:p>
              </text:list-item>
              <text:list-item>
                <text:p text:style-name="P7">tyran, zadufany w sobie, pyszny i dumny władca</text:p>
              </text:list-item>
            </text:list>
          </table:table-cell>
          <table:table-cell table:style-name="Tabela1.B3" office:value-type="string">
            <text:list xml:id="list94004441717988" text:continue-numbering="true" text:style-name="List_20_1">
              <text:list-item>
                <text:p text:style-name="P17">retoryczne "my", czyli "wy" - podm. zdystansowany!</text:p>
              </text:list-item>
              <text:list-item>
                <text:p text:style-name="P17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8">Władca i społeczeństwo</text:p>
          </table:table-cell>
          <table:covered-table-cell/>
        </table:table-row>
        <table:table-row>
          <table:table-cell table:style-name="Tabela1.A3" office:value-type="string">
            <text:list xml:id="list94003745262676" text:continue-numbering="true" text:style-name="List_20_1">
              <text:list-item>
                <text:p text:style-name="P10">spersonalizowany (2 os. lp.) - wzmocnienie groźby;</text:p>
              </text:list-item>
              <text:list-item>
                <text:p text:style-name="P10">strachem podporządkowuje sobie innych;</text:p>
              </text:list-item>
              <text:list-item>
                <text:p text:style-name="P7">poddańczo wychwalany i idealizowany</text:p>
              </text:list-item>
            </text:list>
          </table:table-cell>
          <table:table-cell table:style-name="Tabela1.B3" office:value-type="string">
            <text:list xml:id="list94003001692217" text:continue-numbering="true" text:style-name="List_20_1">
              <text:list-item>
                <text:p text:style-name="P10">uprzedmiotowiony (3 os.) - niedosięgły; cyniczny i szyderczy manipulator; gardzi człowiekiem i prawdą;</text:p>
              </text:list-item>
              <text:list-item>
                <text:p text:style-name="P10">żąda poklasku, w praktyce triumfuje; pociąga za sobą ludzi (atrakcyjność zła);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;</text:p>
      <text:p text:style-name="P9">Kreacja podmiotu lirycznego</text:p>
      <text:p text:style-name="P9">;</text:p>
      <text:p text:style-name="Standard"/>
      <text:p text:style-name="Standard"/>
      <text:p text:style-name="Standard"/>
      <text:p text:style-name="Standard">Adresat liryczny</text:p>
      <text:p text:style-name="Standard">retoryczne "my", czyli "wy" - podm. zdystansowany!</text:p>
      <text:p text:style-name="Standard">ludzie naiwni, wierzący w ideały i sprawiedliwość;</text:p>
      <text:p text:style-name="Standard"/>
      <text:p text:style-name="Standard">Władca i społeczeństw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51.999914497</meta:creation-date>
    <dc:date>2017-10-30T09:40:02.430872704</dc:date>
    <meta:editing-duration>PT15M29S</meta:editing-duration>
    <meta:editing-cycles>4</meta:editing-cycles>
    <meta:generator>LibreOffice/5.4.1.2.0$Linux_X86_64 LibreOffice_project/40m0$Build-2</meta:generator>
    <meta:document-statistic meta:table-count="1" meta:image-count="0" meta:object-count="0" meta:page-count="2" meta:paragraph-count="62" meta:word-count="350" meta:character-count="2352" meta:non-whitespace-character-count="2081"/>
  </office:meta>
</office:document-meta>
</file>